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91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175cm"/>
    </style:style>
    <style:style style:name="pr7" style:family="presentation" style:parent-style-name="Default-title">
      <style:graphic-properties fo:min-height="3.457cm"/>
    </style:style>
    <style:style style:name="pr8" style:family="presentation" style:parent-style-name="Default-title">
      <style:graphic-properties fo:min-height="3.709cm"/>
    </style:style>
    <style:style style:name="pr9" style:family="presentation" style:parent-style-name="Default-title">
      <style:graphic-properties fo:min-height="3.571cm"/>
    </style:style>
    <style:style style:name="P1" style:family="paragraph">
      <loext:graphic-properties draw:fill-color="#ffffff"/>
    </style:style>
    <style:style style:name="P2" style:family="paragraph">
      <style:text-properties fo:font-size="22pt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/>
    </style:style>
    <style:style style:name="P5" style:family="paragraph">
      <style:text-properties fo:font-size="32pt"/>
    </style:style>
    <style:style style:name="P6" style:family="paragraph">
      <style:text-properties fo:font-size="10pt" style:font-size-asian="32pt" style:font-size-complex="32pt"/>
    </style:style>
    <style:style style:name="P7" style:family="paragraph">
      <style:text-properties fo:font-size="36pt"/>
    </style:style>
    <style:style style:name="P8" style:family="paragraph">
      <style:paragraph-properties fo:margin-top="0.2cm" fo:margin-bottom="0cm"/>
    </style:style>
    <style:style style:name="P9" style:family="paragraph">
      <style:text-properties fo:font-size="26pt"/>
    </style:style>
    <style:style style:name="P10" style:family="paragraph">
      <style:text-properties fo:font-size="24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font-size="10pt"/>
    </style:style>
    <style:style style:name="T3" style:family="text">
      <style:text-properties fo:font-size="32pt"/>
    </style:style>
    <style:style style:name="T4" style:family="text">
      <style:text-properties fo:font-size="10pt" style:font-size-asian="32pt" style:font-size-complex="32pt"/>
    </style:style>
    <style:style style:name="T5" style:family="text">
      <style:text-properties fo:font-size="36pt"/>
    </style:style>
    <style:style style:name="T6" style:family="text">
      <style:text-properties fo:font-size="26pt"/>
    </style:style>
    <style:style style:name="T7" style:family="text">
      <style:text-properties fo:font-size="24pt"/>
    </style:style>
    <style:style style:name="T8" style:family="text">
      <style:text-properties style:text-position="super 58%" fo:font-size="10pt" style:font-size-asian="32pt" style:font-size-complex="32pt"/>
    </style:style>
    <style:style style:name="T9" style:family="text">
      <style:text-properties style:text-line-through-style="none" style:text-line-through-type="none" fo:font-size="10pt" style:font-size-asian="32pt" style:font-size-complex="32pt"/>
    </style:style>
    <style:style style:name="T10" style:family="text">
      <style:text-properties fo:font-size="10pt" fo:font-style="italic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913cm" svg:x="1.4cm" svg:y="0.486cm" presentation:class="title" presentation:user-transformed="true">
          <draw:text-box>
            <text:p>React JS, Angular &amp; Vue JS Quick Start and Comparisio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<text:span text:style-name="T1">Understanding the Role of JavaScript</text:span><text:span text:style-name="T1"><text:line-break/></text:span><text:span text:style-name="T1">The World of JavaScript</text:span></text:p>
          </draw:text-box>
        </draw:frame>
        <draw:frame presentation:style-name="pr5" draw:text-style-name="P4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JavaScript runs on the client</text:span></text:p>
                <text:list>
                  <text:list-item>
                    <text:p><text:span text:style-name="T2">Able to execute a request without sending a page</text:span></text:p>
                    <text:list>
                      <text:list-item>
                        <text:p><text:span text:style-name="T2">Very fast and very instant</text:span></text:p>
                      </text:list-item>
                    </text:list>
                  </text:list-item>
                  <text:list-item>
                    <text:p><text:span text:style-name="T2">Example modal open up.</text:span></text:p>
                  </text:list-item>
                  <text:list-item>
                    <text:p><text:span text:style-name="T2">Enhance the user experience</text:span></text:p>
                  </text:list-item>
                  <text:list-item>
                    <text:p><text:span text:style-name="T2">Run a Single Page Application ( get one page back from the server).</text:span></text:p>
                  </text:list-item>
                </text:list>
              </text:list-item>
              <text:list-item>
                <text:p><text:span text:style-name="T2">The World of JavaScript</text:span></text:p>
                <text:list>
                  <text:list-item>
                    <text:p text:style-name="P3"><text:span text:style-name="T2">Vanilla Javascript ( No libraries or Frameworks)</text:span></text:p>
                    <text:list>
                      <text:list-item>
                        <text:p><text:span text:style-name="T2">Standard One is ES5 and ES6 not supported by all Browsers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199cm" svg:height="3.175cm" svg:x="1.4cm" svg:y="0.355cm" presentation:class="title" presentation:user-transformed="true">
          <draw:text-box>
            <text:p><text:span text:style-name="T3">Using Vanilla JavaScript &amp; Understanding its Limitations</text:span><text:span text:style-name="T3"><text:line-break/></text:span><text:span text:style-name="T3">Improving the App With Jquery</text:span>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In plain JavaScript the event object is always a parameter if you use the eventListener</text:span></text:p>
              </text:list-item>
              <text:list-item>
                <text:p><text:span text:style-name="T4">In plain JavaScript <text:s/>to store something as an HTML object attribute todoLi.dataset.id = newTodo.id;</text:span></text:p>
              </text:list-item>
              <text:list-item>
                <text:p><text:span text:style-name="T4">Improvements for JavaScript Code</text:span></text:p>
                <text:list>
                  <text:list-item>
                    <text:p><text:span text:style-name="T4">There is a of code for adding/deleting element, getting elements and doing a lot of stuff manually</text:span></text:p>
                  </text:list-item>
                </text:list>
              </text:list-item>
              <text:list-item>
                <text:p><text:span text:style-name="T4">Libraries help you to write less code by using reusable tested code that make writing programs easier and with less bugs</text:span></text:p>
              </text:list-item>
              <text:list-item>
                <text:p><text:span text:style-name="T4">Improving the App With Jquery</text:span></text:p>
                <text:list>
                  <text:list-item>
                    <text:p><text:span text:style-name="T4">CDN → A link pointing to some other server where the code is downloaded</text:span></text:p>
                  </text:list-item>
                  <text:list-item>
                    <text:p><text:span text:style-name="T4">Instead of querySelector can use just $</text:span></text:p>
                    <text:list>
                      <text:list-item>
                        <text:p><text:span text:style-name="T4">The return is no longer a normal javaScript HTML Element, but a Jquery Object</text:span></text:p>
                      </text:list-item>
                    </text:list>
                  </text:list-item>
                  <text:list-item>
                    <text:p><text:span text:style-name="T4">Instead of buttonE1.addEventListener(‘click’, function) we can shorten to buttonE1.click(callback)</text:span></text:p>
                  </text:list-item>
                  <text:list-item>
                    <text:p><text:span text:style-name="T4">Instead of document.createElement and adding addEventListener and appending it to the parent element and add click handler</text:span></text:p>
                    <text:list>
                      <text:list-item>
                        <text:p><text:span text:style-name="T4">To Create new Elements we can use $(‘&lt;li&gt; + user ‘&lt;/li&gt;’).append(ul‘LI’).attr(‘dataset-id’, id).click(removeTodo)</text:span></text:p>
                      </text:list-item>
                    </text:list>
                  </text:list-item>
                  <text:list-item>
                    <text:p><text:span text:style-name="T4">By using the name of the name we can shorten the code m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5">More JavScript Libraries : Adding Lodash</text:span><text:span text:style-name="T5"><text:line-break/></text:span><text:span text:style-name="T5">Libraries vs FrameWorks</text:span></text:p>
          </draw:text-box>
        </draw:frame>
        <draw:frame presentation:style-name="pr5" draw:text-style-name="P6" draw:layer="layout" svg:width="25.27cm" svg:height="11.555cm" svg:x="1.27cm" svg:y="3.685cm" presentation:class="outline" presentation:user-transformed="true">
          <draw:text-box>
            <text:list text:style-name="L2">
              <text:list-item>
                <text:p><text:span text:style-name="T4">Lodash → Accessing Lodash</text:span></text:p>
                <text:list>
                  <text:list-item>
                    <text:p><text:span text:style-name="T4">Offers utility functions to work with Arrays, Collections </text:span></text:p>
                  </text:list-item>
                  <text:list-item>
                    <text:p><text:span text:style-name="T4">Can use _.uniqueId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// All functions start with _. for uniqueID</text:span></text:p>
                  </text:list-item>
                </text:list>
              </text:list-item>
              <text:list-item>
                <text:p><text:span text:style-name="T4">Libraries vs Frameworks</text:span></text:p>
                <text:list>
                  <text:list-item>
                    <text:p><text:span text:style-name="T4">With the libraries we still need to add quite a bit of code to add/delete elements from the DOM</text:span></text:p>
                  </text:list-item>
                  <text:list-item>
                    <text:p><text:span text:style-name="T4">For bigger applications you might hit the border where libraries become cumbersome and managing state is diffucult</text:span></text:p>
                  </text:list-item>
                </text:list>
              </text:list-item>
              <text:list-item>
                <text:p><text:span text:style-name="T4">Libraries fix certain problems </text:span></text:p>
                <text:list>
                  <text:list-item>
                    <text:p><text:span text:style-name="T4">Jquery fix problems working with the DOM</text:span></text:p>
                  </text:list-item>
                  <text:list-item>
                    <text:p><text:span text:style-name="T4">LoDash provides a lot of utility rout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Vue.js</text:p>
          </draw:text-box>
        </draw:frame>
        <draw:frame presentation:style-name="pr5" draw:text-style-name="P6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Can install as a CDN</text:span></text:p>
              </text:list-item>
              <text:list-item>
                <text:p><text:span text:style-name="T4">Can replace jQuery with Vue.js because both do DOM Manipulation</text:span></text:p>
              </text:list-item>
              <text:list-item>
                <text:p><text:span text:style-name="T4">How it works</text:span></text:p>
                <text:list>
                  <text:list-item>
                    <text:p><text:span text:style-name="T4">Works with templates 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HTML</text:span><text:span text:style-name="T4"><text:tab/></text:span></text:p>
                        <text:list>
                          <text:list-item>
                            <text:p><text:span text:style-name="T4">&lt;div id=”app”&gt;</text:span></text:p>
                            <text:list>
                              <text:list-item>
                                <text:p><text:span text:style-name="T4">&lt;input type=”text” v-model=”userInput:&gt;</text:span></text:p>
                                <text:list>
                                  <text:list-item>
                                    <text:p><text:span text:style-name="T4">// vmodel bind data to a variable nam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&lt;button v-on:click=”addTodo()”&gt;Add Todo&lt;/button&gt;</text:span></text:p>
                                <text:list>
                                  <text:list-item>
                                    <text:p><text:span text:style-name="T4">V-on is a directive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&lt;u v-for=”todo in todos” v-on:click=”removeTodo(todo)”&gt;{{ todo }}&lt;/ul&gt;</text:span></text:p>
                              </text:list-item>
                            </text:list>
                          </text:list-item>
                          <text:list-item>
                            <text:p><text:span text:style-name="T4">&lt;/div&gt;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Vue.js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JavaScript</text:span></text:p>
                <text:list>
                  <text:list-item>
                    <text:p><text:span text:style-name="T4">New Vue({</text:span></text:p>
                    <text:list>
                      <text:list-item>
                        <text:p><text:span text:style-name="T4">el: ‘ #app</text:span></text:p>
                      </text:list-item>
                      <text:list-item>
                        <text:p><text:span text:style-name="T4">data: {. </text:span></text:p>
                        <text:list>
                          <text:list-item>
                            <text:p><text:span text:style-name="T4">Todos: <text:s/>[]</text:span></text:p>
                          </text:list-item>
                          <text:list-item>
                            <text:p><text:span text:style-name="T4">UserInput: ‘’</text:span><text:span text:style-name="T4"><text:tab/></text:span><text:span text:style-name="T4"><text:tab/></text:span><text:span text:style-name="T4"><text:tab/></text:span><text:span text:style-name="T4">// Retrieved from vmodel in the html</text:span></text:p>
                          </text:list-item>
                          <text:list-item>
                            <text:p><text:span text:style-name="T4">}, </text:span></text:p>
                          </text:list-item>
                        </text:list>
                      </text:list-item>
                      <text:list-item>
                        <text:p><text:span text:style-name="T4">Methods: { </text:span><text:span text:style-name="T4"><text:tab/></text:span><text:span text:style-name="T4"><text:tab/></text:span><text:span text:style-name="T4"><text:tab/></text:span><text:span text:style-name="T4"><text:tab/></text:span><text:span text:style-name="T4">// Register the method that can used by DOM or other places</text:span></text:p>
                        <text:list>
                          <text:list-item>
                            <text:p><text:span text:style-name="T4">Var newTodo() {</text:span></text:p>
                            <text:list>
                              <text:list-item>
                                <text:p><text:span text:style-name="T4">Id = _.uniqueId(), </text:span></text:p>
                              </text:list-item>
                              <text:list-item>
                                <text:p><text:span text:style-name="T4">Value: this.userInput</text:span><text:span text:style-name="T4"><text:tab/></text:span><text:span text:style-name="T4">// Assign this.userInput is the one we must define or we get an user input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>AddTodo:</text:span></text:p>
                            <text:list>
                              <text:list-item>
                                <text:p><text:span text:style-name="T4">If this.userInput.trim() == ‘’) {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<text:tab/></text:span><text:span text:style-name="T4"><text:tab/></text:span><text:span text:style-name="T4"><text:tab/></text:span><text:span text:style-name="T4"><text:tab/></text:span><text:span text:style-name="T4"> // this will give us access to view instance ( Common JavaScript Programming) </text:span><text:span text:style-name="T4"><text:tab/></text:span><text:span text:style-name="T4"><text:tab/></text:span></text:p>
                                <text:list>
                                  <text:list-item>
                                    <text:p><text:span text:style-name="T4">Return;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4">}</text:span></text:p>
                              </text:list-item>
                              <text:list-item>
                                <text:p><text:span text:style-name="T4">var newTodo <text:s/>= { id: _uniqueId(), value: userInput };</text:span></text:p>
                              </text:list-item>
                              <text:list-item>
                                <text:p><text:span text:style-name="T4">This tods.push(newTodo)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sing Vue JS</text:p>
          </draw:text-box>
        </draw:frame>
        <draw:frame presentation:style-name="pr5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removeTodo(todo) { </text:span></text:p>
                <text:list>
                  <text:list-item>
                    <text:p><text:span text:style-name="T4">var id = todo.id; </text:span></text:p>
                  </text:list-item>
                  <text:list-item>
                    <text:p><text:span text:style-name="T4">for var I = 0; I &lt; todos.leength; i++) { </text:span></text:p>
                    <text:list>
                      <text:list-item>
                        <text:p><text:span text:style-name="T4">if this.todos[i].id == id ) {</text:span></text:p>
                        <text:list>
                          <text:list-item>
                            <text:p><text:span text:style-name="T4">This.todoss.splice(i,1); }}</text:span></text:p>
                          </text:list-item>
                          <text:list-item>
                            <text:p><text:span text:style-name="T4">Break;</text:span></text:p>
                          </text:list-item>
                        </text:list>
                      </text:list-item>
                      <text:list-item>
                        <text:p><text:span text:style-name="T4">})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With Vue you only work with your data and logic</text:span></text:p>
              </text:list-item>
              <text:list-item>
                <text:p><text:span text:style-name="T4">The presentation is handle automatically by the DOM</text:span></text:p>
                <text:list>
                  <text:list-item>
                    <text:p><text:span text:style-name="T4">Will recognize if you remove elements from the array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<text:span text:style-name="T1">JavaScript World</text:span><text:span text:style-name="T1"><text:line-break/></text:span><text:span text:style-name="T1">Javascript Versions and Languages – ES6 and Typescript</text:span>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Build Tools : Webpack and Babel</text:span></text:p>
                <text:list>
                  <text:list-item>
                    <text:p><text:span text:style-name="T4">Webpack: Bundler</text:span></text:p>
                    <text:list>
                      <text:list-item>
                        <text:p><text:span text:style-name="T4">Allows the splitting of the JS Code over multiple files and ship one bundle in the End</text:span></text:p>
                      </text:list-item>
                      <text:list-item>
                        <text:p><text:span text:style-name="T4">Could enter a Typescirpt compiler </text:span></text:p>
                      </text:list-item>
                      <text:list-item>
                        <text:p><text:span text:style-name="T4">Allow you to optimize ( minify) code during process</text:span></text:p>
                      </text:list-item>
                    </text:list>
                  </text:list-item>
                  <text:list-item>
                    <text:p><text:span text:style-name="T4">Allow us to use E6 during devlepment</text:span></text:p>
                  </text:list-item>
                  <text:list-item>
                    <text:p><text:span text:style-name="T4">Babel is integrated into Webpack and is a Transpiler</text:span></text:p>
                    <text:list>
                      <text:list-item>
                        <text:p><text:span text:style-name="T4">Compile ES6 into ES6</text:span></text:p>
                      </text:list-item>
                    </text:list>
                  </text:list-item>
                </text:list>
              </text:list-item>
              <text:list-item>
                <text:p><text:span text:style-name="T4">Other Versions of JavaScript : ES6, Typescript</text:span></text:p>
              </text:list-item>
              <text:list-item>
                <text:p><text:span text:style-name="T4">Libraries : Lo Jack, Jquery</text:span></text:p>
              </text:list-item>
              <text:list-item>
                <text:p><text:span text:style-name="T4">Webframe works : Angular, React, Vue</text:span></text:p>
              </text:list-item>
              <text:list-item>
                <text:p><text:span text:style-name="T4">Javascript Versions and Languages – ES6 and TypeScript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9" draw:layer="layout" svg:width="25.199cm" svg:height="3.457cm" svg:x="1.4cm" svg:y="0.214cm" presentation:class="title" presentation:user-transformed="true">
          <draw:text-box>
            <text:p><text:span text:style-name="T6">JS Frameworks in Full Stack Applications</text:span><text:span text:style-name="T6"><text:line-break/></text:span><text:span text:style-name="T6">JS <text:s/>Frameworks in Single-Page Applications</text:span><text:span text:style-name="T6"><text:line-break/></text:span><text:span text:style-name="T6">Example For a Framework in a Full Stack Application</text:span><text:span text:style-name="T6"><text:line-break/></text:span><text:span text:style-name="T6">Example of a Single Page Application</text:span></text:p>
          </draw:text-box>
        </draw:frame>
        <draw:frame presentation:style-name="pr5" draw:text-style-name="P6" draw:layer="layout" svg:width="25.016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The backend renders a view to the client based on a request.</text:span></text:p>
                <text:list>
                  <text:list-item>
                    <text:p><text:span text:style-name="T4">Some pages might not need the framework </text:span></text:p>
                  </text:list-item>
                </text:list>
              </text:list-item>
              <text:list-item>
                <text:p><text:span text:style-name="T4">Not every framework is suited for this approach</text:span></text:p>
              </text:list-item>
              <text:list-item>
                <text:p><text:span text:style-name="T4">JS Frameworks in Single Page Applications</text:span></text:p>
                <text:list>
                  <text:list-item>
                    <text:p><text:span text:style-name="T4">Create a single page where one HTML is returned and used for all requests sent to it</text:span></text:p>
                  </text:list-item>
                  <text:list-item>
                    <text:p><text:span text:style-name="T4">The page won’t hold any content, but will hold our JS Application</text:span></text:p>
                  </text:list-item>
                  <text:list-item>
                    <text:p><text:span text:style-name="T4">Everything will be handled by JavaScript, we will never get a HTML page from the server</text:span></text:p>
                    <text:list>
                      <text:list-item>
                        <text:p><text:span text:style-name="T4">Don’t have to download code or send request/response </text:span></text:p>
                      </text:list-item>
                      <text:list-item>
                        <text:p><text:span text:style-name="T4">Never have to leave our Single Page</text:span></text:p>
                        <text:list>
                          <text:list-item>
                            <text:p><text:span text:style-name="T4">Can be a single static server of giving us back HTML/CSS Files</text:span></text:p>
                          </text:list-item>
                          <text:list-item>
                            <text:p><text:span text:style-name="T4">Can have a business logic server that contains the data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Very Scalable</text:span></text:p>
                  </text:list-item>
                </text:list>
              </text:list-item>
              <text:list-item>
                <text:p><text:span text:style-name="T4">Example for a Framework in a Full tack Application</text:span></text:p>
                <text:list>
                  <text:list-item>
                    <text:p><text:span text:style-name="T4">JavaScript is the only thing that can edit our page at run time</text:span></text:p>
                  </text:list-item>
                  <text:list-item>
                    <text:p><text:span text:style-name="T4">Non single page application : with each new page we are downloading all the resources</text:span></text:p>
                  </text:list-item>
                </text:list>
              </text:list-item>
              <text:list-item>
                <text:p><text:span text:style-name="T4">Example of a Single Page Application</text:span></text:p>
                <text:list>
                  <text:list-item>
                    <text:p><text:span text:style-name="T4">The page does not changes ( reload the page ) even when switching to different page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Full Stack Approach – Pros and Cons</text:p>
          </draw:text-box>
        </draw:frame>
        <draw:frame presentation:style-name="pr5" draw:text-style-name="P6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Pros</text:span></text:p>
                <text:list>
                  <text:list-item>
                    <text:p><text:span text:style-name="T4">Very SEO Friendly – </text:span></text:p>
                    <text:list>
                      <text:list-item>
                        <text:p><text:span text:style-name="T4">Javascript changing content is harder for crawlers to understand</text:span></text:p>
                      </text:list-item>
                    </text:list>
                  </text:list-item>
                  <text:list-item>
                    <text:p><text:span text:style-name="T4">Tons of tutorials</text:span></text:p>
                  </text:list-item>
                  <text:list-item>
                    <text:p><text:span text:style-name="T4">Simpler security solutions since we have been using them for many years</text:span></text:p>
                  </text:list-item>
                  <text:list-item>
                    <text:p><text:span text:style-name="T4">Higher chance of working with JS turned off</text:span></text:p>
                  </text:list-item>
                </text:list>
              </text:list-item>
              <text:list-item>
                <text:p><text:span text:style-name="T4">Cons</text:span></text:p>
                <text:list>
                  <text:list-item>
                    <text:p><text:span text:style-name="T4">Delayed reaction time ( Page need to load )</text:span></text:p>
                  </text:list-item>
                  <text:list-item>
                    <text:p><text:span text:style-name="T4">Easier to mix presentation and Business Logic</text:span></text:p>
                  </text:list-item>
                  <text:list-item>
                    <text:p><text:span text:style-name="T4">Possibly Multiple Languages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ingle Page Application 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Pro</text:span></text:p>
                <text:list>
                  <text:list-item>
                    <text:p><text:span text:style-name="T4">Very fast reaction time and will feel much more reactive.</text:span></text:p>
                    <text:list>
                      <text:list-item>
                        <text:p><text:span text:style-name="T4">Leads to a great user experience</text:span></text:p>
                      </text:list-item>
                    </text:list>
                  </text:list-item>
                  <text:list-item>
                    <text:p><text:span text:style-name="T4">Better Separation of Presentation and Business Logic</text:span></text:p>
                    <text:list>
                      <text:list-item>
                        <text:p><text:span text:style-name="T4">The Critical Business Logic has to run on the server</text:span></text:p>
                      </text:list-item>
                    </text:list>
                  </text:list-item>
                  <text:list-item>
                    <text:p><text:span text:style-name="T4">Offline Support is possible, Don’t need an internet connection all the time.</text:span></text:p>
                  </text:list-item>
                </text:list>
              </text:list-item>
              <text:list-item>
                <text:p><text:span text:style-name="T4">Cons</text:span></text:p>
                <text:list>
                  <text:list-item>
                    <text:p><text:span text:style-name="T4">Indexing is Hard, but getting better </text:span></text:p>
                  </text:list-item>
                  <text:list-item>
                    <text:p><text:span text:style-name="T4">Security needs more thought since the way of creating apps is relatively new.</text:span></text:p>
                  </text:list-item>
                  <text:list-item>
                    <text:p><text:span text:style-name="T4">Won’t work without JavaScrip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Prerequisites for Different JS Frameworks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Vue</text:span></text:p>
                <text:list>
                  <text:list-item>
                    <text:p><text:span text:style-name="T4">Works fine with ES5 and ES6 </text:span></text:p>
                  </text:list-item>
                  <text:list-item>
                    <text:p><text:span text:style-name="T4">Typescript theoretically doable, but hard</text:span></text:p>
                  </text:list-item>
                </text:list>
              </text:list-item>
              <text:list-item>
                <text:p><text:span text:style-name="T4">React</text:span></text:p>
                <text:list>
                  <text:list-item>
                    <text:p><text:span text:style-name="T4">Worked with ES5, but not support or document well</text:span></text:p>
                  </text:list-item>
                  <text:list-item>
                    <text:p><text:span text:style-name="T4">For React you will need Transpiler</text:span></text:p>
                  </text:list-item>
                  <text:list-item>
                    <text:p><text:span text:style-name="T4">For TypeScript there is no official support</text:span></text:p>
                  </text:list-item>
                </text:list>
              </text:list-item>
              <text:list-item>
                <text:p><text:span text:style-name="T4">Angular</text:span></text:p>
                <text:list>
                  <text:list-item>
                    <text:p><text:span text:style-name="T4">Theoretically possible for ES5</text:span></text:p>
                  </text:list-item>
                  <text:list-item>
                    <text:p><text:span text:style-name="T4">Typescript is easy to use with Angul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ing a Basic Vue js applicaiton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In the JavaScript section </text:span></text:p>
                <text:list>
                  <text:list-item>
                    <text:p><text:span text:style-name="T4">Add a new Vue() </text:span></text:p>
                    <text:list>
                      <text:list-item>
                        <text:p><text:span text:style-name="T4">Creates a Vue instance</text:span></text:p>
                      </text:list-item>
                      <text:list-item>
                        <text:p><text:span text:style-name="T4">Can have multiple instances</text:span></text:p>
                      </text:list-item>
                      <text:list-item>
                        <text:p><text:span text:style-name="T4">Pass a JavaScript Instance to initialize it</text:span></text:p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New Vue({</text:span></text:p>
                          </text:list-item>
                          <text:list-item>
                            <text:p><text:span text:style-name="T4">el: ‘#app’</text:span><text:span text:style-name="T4"><text:tab/></text:span><text:span text:style-name="T4"><text:tab/></text:span><text:span text:style-name="T4"><text:tab/></text:span><text:span text:style-name="T4">This is a selector</text:span></text:p>
                          </text:list-item>
                          <text:list-item>
                            <text:p><text:span text:style-name="T4">data: {</text:span><text:span text:style-name="T4"><text:tab/></text:span><text:span text:style-name="T4"><text:tab/></text:span><text:span text:style-name="T4"><text:tab/></text:span><text:span text:style-name="T4"><text:tab/></text:span><text:span text:style-name="T4">data property – define the data that we want and normal javaSricpt </text:span></text:p>
                            <text:list>
                              <text:list-item>
                                <text:p><text:span text:style-name="T4">Name: ‘Max’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  <text:list-item>
                            <text:p><text:span text:style-name="T4">})</text:span></text:p>
                          </text:list-item>
                          <text:list-item>
                            <text:p><text:span text:style-name="T4"/></text:p>
                          </text:list-item>
                          <text:list-item>
                            <text:p><text:span text:style-name="T4">&lt;div id=”app”&gt;</text:span></text:p>
                            <text:list>
                              <text:list-item>
                                <text:p><text:span text:style-name="T4">{{ name }}</text:span><text:span text:style-name="T4"><text:tab/></text:span><text:span text:style-name="T4"><text:tab/></text:span><text:span text:style-name="T4">name can be any type of data so long as it can be converted to a string</text:span></text:p>
                              </text:list-item>
                            </text:list>
                          </text:list-item>
                          <text:list-item>
                            <text:p><text:span text:style-name="T4">&lt;/div&gt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div section is converted to JavaScript</text:span></text:p>
                    <text:list>
                      <text:list-item>
                        <text:p><text:span text:style-name="T4">The HTML Page is served to the client. <text:s/>On the client JavaScript runs</text:span></text:p>
                      </text:list-item>
                      <text:list-item>
                        <text:p><text:span text:style-name="T4">The Vue.js gets executed. <text:s/>It recognizes that we want to use #app as a template and turns it into JavaScript</text:span></text:p>
                        <text:list>
                          <text:list-item>
                            <text:p><text:span text:style-name="T4">Creates its own DOM which only exist in JavaScript since it is much faster</text:span></text:p>
                          </text:list-item>
                          <text:list-item>
                            <text:p><text:span text:style-name="T4">Vue.js parsees for commands it recognizes and replaces appropriately and renders the updated virtual Dom as the real D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Handling The Events and updating the DOM</text:p>
          </draw:text-box>
        </draw:frame>
        <draw:frame presentation:style-name="pr5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 text:style-name="P8"><text:span text:style-name="T4">Example</text:span></text:p>
                <text:list>
                  <text:list-item>
                    <text:p><text:span text:style-name="T4">New Vue({</text:span></text:p>
                    <text:list>
                      <text:list-item>
                        <text:p><text:span text:style-name="T4">el: ‘#app’</text:span><text:span text:style-name="T4"><text:tab/></text:span><text:span text:style-name="T4"><text:tab/></text:span><text:span text:style-name="T4"><text:tab/></text:span></text:p>
                      </text:list-item>
                      <text:list-item>
                        <text:p><text:span text:style-name="T4">data: {</text:span><text:span text:style-name="T4"><text:tab/></text:span><text:span text:style-name="T4"><text:tab/></text:span><text:span text:style-name="T4"><text:tab/></text:span><text:span text:style-name="T4"><text:tab/></text:span></text:p>
                        <text:list>
                          <text:list-item>
                            <text:p><text:span text:style-name="T4">Name: ‘Max’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  <text:list-item>
                        <text:p><text:span text:style-name="T4">Methods: {</text:span></text:p>
                        <text:list>
                          <text:list-item>
                            <text:p><text:span text:style-name="T4">ChangeName: function() {</text:span></text:p>
                            <text:list>
                              <text:list-item>
                                <text:p><text:span text:style-name="T4">this.name = “Anna” }</text:span><text:span text:style-name="T4"><text:tab/></text:span><text:span text:style-name="T4"><text:tab/></text:span><text:span text:style-name="T4"><text:tab/></text:span></text:p>
                              </text:list-item>
                            </text:list>
                          </text:list-item>
                          <text:list-item>
                            <text:p><text:span text:style-name="T4">}</text:span></text:p>
                          </text:list-item>
                        </text:list>
                      </text:list-item>
                      <text:list-item>
                        <text:p><text:span text:style-name="T4">}</text:span></text:p>
                      </text:list-item>
                    </text:list>
                  </text:list-item>
                  <text:list-item>
                    <text:p><text:span text:style-name="T4">})</text:span></text:p>
                  </text:list-item>
                  <text:list-item>
                    <text:p><text:span text:style-name="T4">&lt;div id=”app”&gt;</text:span></text:p>
                    <text:list>
                      <text:list-item>
                        <text:p><text:span text:style-name="T4">&lt;p&gt;{{ name }}&lt;/p&gt;</text:span></text:p>
                      </text:list-item>
                      <text:list-item>
                        <text:p><text:span text:style-name="T4">&lt;button v-on:click=”changeName”&gt;Change Name&lt;/button&gt;</text:span><text:span text:style-name="T4"><text:tab/></text:span><text:span text:style-name="T4"><text:tab/></text:span><text:span text:style-name="T4">// v-on accepts a method fro the methods object literal</text:span></text:p>
                      </text:list-item>
                    </text:list>
                  </text:list-item>
                  <text:list-item>
                    <text:p><text:span text:style-name="T4">&lt;/div&gt;</text:span></text:p>
                  </text:list-item>
                </text:list>
              </text:list-item>
              <text:list-item>
                <text:p><text:span text:style-name="T4">Upon creation Vue.js merges data, methods and combines them into a global view object.</text:span></text:p>
                <text:list>
                  <text:list-item>
                    <text:p><text:span text:style-name="T4">this is pointing to th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5" draw:layer="layout" svg:width="25.199cm" svg:height="3.175cm" svg:x="1.4cm" svg:y="0.355cm" presentation:class="title" presentation:user-transformed="true">
          <draw:text-box>
            <text:p><text:span text:style-name="T3">Rendering Content Conditionally</text:span><text:span text:style-name="T3"><text:line-break/></text:span><text:span text:style-name="T3">Outputting List</text:span><text:span text:style-name="T3"><text:line-break/></text:span><text:span text:style-name="T3">Binding HTML Attributes &amp; Properties to Data</text:span>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Conditional Output</text:span></text:p>
                <text:list>
                  <text:list-item>
                    <text:p><text:span text:style-name="T4">In the #app div</text:span></text:p>
                    <text:list>
                      <text:list-item>
                        <text:p><text:span text:style-name="T4">&lt;p v-if=”name == ‘Max’”&gt;Data Changed&lt;/p&gt;</text:span></text:p>
                      </text:list-item>
                    </text:list>
                  </text:list-item>
                  <text:list-item>
                    <text:p><text:span text:style-name="T4">The parameter for v-if must return a T/F</text:span></text:p>
                  </text:list-item>
                  <text:list-item>
                    <text:p><text:span text:style-name="T4">When false the element is not added to the DOM and when True the element is added to the DOM</text:span></text:p>
                  </text:list-item>
                </text:list>
              </text:list-item>
              <text:list-item>
                <text:p><text:span text:style-name="T4">Outputting List</text:span></text:p>
                <text:list>
                  <text:list-item>
                    <text:p><text:span text:style-name="T4">Can add new elements</text:span></text:p>
                  </text:list-item>
                  <text:list-item>
                    <text:p><text:span text:style-name="T4">In the data seciton have elements and in the callback function this.elements.push(this.elements.length + 1)</text:span></text:p>
                  </text:list-item>
                  <text:list-item>
                    <text:p><text:span text:style-name="T4">In the html &lt;li v-for=””&gt; A element&lt;/li&gt;</text:span></text:p>
                    <text:list>
                      <text:list-item>
                        <text:p><text:span text:style-name="T4">V-for can contain “element in elements”</text:span><text:span text:style-name="T4"><text:tab/></text:span><text:span text:style-name="T4"><text:tab/></text:span><text:span text:style-name="T4"><text:tab/></text:span><text:span text:style-name="T4">// Get It from the new elem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Binding HTML Attributes &amp; Properties to Data</text:span></text:p>
                <text:list>
                  <text:list-item>
                    <text:p><text:span text:style-name="T4">&lt;li id=”el {{ element }}”&gt; → Output text only, cannot ouptut when we bind to an attribute such as Id</text:span></text:p>
                  </text:list-item>
                  <text:list-item>
                    <text:p><text:span text:style-name="T4">Use the attribute v-bind – bind some property attribute <text:s/>to a dynamic value</text:span></text:p>
                  </text:list-item>
                  <text:list-item>
                    <text:p><text:span text:style-name="T4">Example &lt;li v-bind:id=” ‘el ‘ + element “</text:span><text:span text:style-name="T4"><text:tab/></text:span><text:span text:style-name="T4"><text:tab/></text:span><text:span text:style-name="T4"><text:tab/></text:span><text:span text:style-name="T4">// see el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8" draw:text-style-name="P10" draw:layer="layout" svg:width="25.199cm" svg:height="3.709cm" svg:x="1.4cm" svg:y="0.087cm" presentation:class="title" presentation:user-transformed="true">
          <draw:text-box>
            <text:p><text:span text:style-name="T7">Styling Elements Dynamically</text:span><text:span text:style-name="T7"><text:line-break/></text:span><text:span text:style-name="T7">Styling CSS Classes Dynamically</text:span><text:span text:style-name="T7"><text:line-break/></text:span><text:span text:style-name="T7">Use Multiple Vue Instances</text:span><text:span text:style-name="T7"><text:line-break/></text:span><text:span text:style-name="T7">Limitations of Multiple Vue Instances</text:span></text:p>
          </draw:text-box>
        </draw:frame>
        <draw:frame presentation:style-name="pr5" draw:text-style-name="P6" draw:layer="layout" svg:width="25.199cm" svg:height="11.809cm" svg:x="1.217cm" svg:y="3.556cm" presentation:class="outline" presentation:user-transformed="true">
          <draw:text-box>
            <text:list text:style-name="L2">
              <text:list-item>
                <text:p><text:span text:style-name="T4">Use &lt;li v-bind:style=”{backgorundColor: getColor()}” &gt;</text:span></text:p>
                <text:list>
                  <text:list-item>
                    <text:p><text:span text:style-name="T4">BackgroundColor</text:span><text:span text:style-name="T4"><text:tab/></text:span><text:span text:style-name="T4"><text:tab/></text:span><text:span text:style-name="T4">JavaScript Property</text:span></text:p>
                  </text:list-item>
                  <text:list-item>
                    <text:p><text:span text:style-name="T4">“</text:span><text:span text:style-name="T4">background-color”</text:span><text:span text:style-name="T4"><text:tab/></text:span><text:span text:style-name="T4"><text:tab/></text:span><text:span text:style-name="T4">must be in quotes since the – is present and nout a supported character in property names</text:span></text:p>
                  </text:list-item>
                  <text:list-item>
                    <text:p><text:span text:style-name="T4">getColor is a function from the Vue section in JavaScript</text:span></text:p>
                  </text:list-item>
                </text:list>
              </text:list-item>
              <text:list-item>
                <text:p><text:span text:style-name="T4">Styling CSS Classes Dynamically</text:span></text:p>
                <text:list>
                  <text:list-item>
                    <text:p><text:span text:style-name="T4">&lt;p v-bind:class=”{updated: name == ‘Max’ ? False : true }” &gt;</text:span></text:p>
                    <text:list>
                      <text:list-item>
                        <text:p><text:span text:style-name="T4">Updated is the classname → True then the class is added or false and the class is removed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Using Multiple Vue Instances</text:span></text:p>
                <text:list>
                  <text:list-item>
                    <text:p><text:span text:style-name="T4">Could have a <text:s/>second div with another id </text:span></text:p>
                  </text:list-item>
                  <text:list-item>
                    <text:p><text:span text:style-name="T4">Must have <text:s/>new Vue ({ el:</text:span><text:span text:style-name="T4"><text:tab/></text:span><text:span text:style-name="T4">’app2’ <text:s/>})</text:span></text:p>
                  </text:list-item>
                </text:list>
              </text:list-item>
              <text:list-item>
                <text:p><text:span text:style-name="T4">Limitations of Multiple Vue Instances</text:span></text:p>
                <text:list>
                  <text:list-item>
                    <text:p><text:span text:style-name="T4">What if you want to use your Vue instnace </text:span></text:p>
                  </text:list-item>
                  <text:list-item>
                    <text:p><text:span text:style-name="T4">Could set the el to the classname instaead, but it does not work</text:span></text:p>
                    <text:list>
                      <text:list-item>
                        <text:p><text:span text:style-name="T4">Only select and control one part of your code for each Vue Instance</text:span></text:p>
                      </text:list-item>
                    </text:list>
                  </text:list-item>
                  <text:list-item>
                    <text:p><text:span text:style-name="T4">Solution use compon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Creating and using components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Example</text:span></text:p>
                <text:list>
                  <text:list-item>
                    <text:p><text:span text:style-name="T4">In JavaScript</text:span></text:p>
                    <text:list>
                      <text:list-item>
                        <text:p><text:span text:style-name="T4">Vue.component( &lt;css selector&gt;, <text:s/>{</text:span></text:p>
                        <text:list>
                          <text:list-item>
                            <text:p><text:span text:style-name="T4">Data function() {</text:span></text:p>
                            <text:list>
                              <text:list-item>
                                <text:p><text:span text:style-name="T4">return {</text:span></text:p>
                                <text:list>
                                  <text:list-item>
                                    <text:p><text:span text:style-name="T4">Username: ‘Max’ }}, 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4">template: ‘&lt;p&gt;{{ username }}&lt;/p&gt;’ }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 Html</text:span></text:p>
                    <text:list>
                      <text:list-item>
                        <text:p><text:span text:style-name="T4">&lt;app-username&gt;&lt;/app-username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4">The 2</text:span><text:span text:style-name="T8">nd</text:span><text:span text:style-name="T4"> Parameters is a normal Vue Instance with 2 differences</text:span></text:p>
                <text:list>
                  <text:list-item>
                    <text:p><text:span text:style-name="T4">The el is not initialized <text:s/>since we are not controlling part of the DOM.</text:span></text:p>
                    <text:list>
                      <text:list-item>
                        <text:p><text:span text:style-name="T4">We have told Vue JS where we want to <text:s/>control this component by adding the tag</text:span></text:p>
                      </text:list-item>
                      <text:list-item>
                        <text:p><text:span text:style-name="T4">Here data is not an object, but a function that returns the data that holds the objec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 javaScript the HTML Code is defined by template</text:span></text:p>
                <text:list>
                  <text:list-item>
                    <text:p><text:span text:style-name="T4">generated normally by Vue JS by selecting it with the “el” Element and then it gets compiles it to JavaScript</text:span></text:p>
                  </text:list-item>
                  <text:list-item>
                    <text:p><text:span text:style-name="T4">The template is a string so be careful with multi-line strings</text:span></text:p>
                  </text:list-item>
                  <text:list-item>
                    <text:p><text:span text:style-name="T4">Can use all the templates an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<text:span text:style-name="T5">Passing Data into Components</text:span><text:span text:style-name="T5"><text:line-break/></text:span><text:span text:style-name="T5">Emitting Custom Events in Components</text:span>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dd props to the 2</text:span><text:span text:style-name="T8">nd</text:span><text:span text:style-name="T4"> parameter of the Vue.component function call</text:span></text:p>
              </text:list-item>
              <text:list-item>
                <text:p><text:span text:style-name="T4">Props is an array of properties that we want to make bindable from the outside</text:span></text:p>
              </text:list-item>
              <text:list-item>
                <text:p><text:span text:style-name="T4">In the Tag you can add the attribute v-bind:username set to a String</text:span></text:p>
              </text:list-item>
              <text:list-item>
                <text:p><text:span text:style-name="T4"/></text:p>
              </text:list-item>
              <text:list-item>
                <text:p><text:span text:style-name="T4">Emitting Custom Events in Components</text:span></text:p>
                <text:list>
                  <text:list-item>
                    <text:p><text:span text:style-name="T4">A function provide by Vue JS will have $ if you use it inside a component or an instance</text:span></text:p>
                  </text:list-item>
                  <text:list-item>
                    <text:p><text:span text:style-name="T4">Add v-on with an event to the tagi in the HTML</text:span></text:p>
                  </text:list-item>
                  <text:list-item>
                    <text:p><text:span text:style-name="T4">In the JavaScript you have a methods section with the following code to emit the code</text:span></text:p>
                    <text:list>
                      <text:list-item>
                        <text:p><text:span text:style-name="T4">Methods:</text:span></text:p>
                        <text:list>
                          <text:list-item>
                            <text:p><text:span text:style-name="T4">UserNameClicked() {</text:span></text:p>
                            <text:list>
                              <text:list-item>
                                <text:p><text:span text:style-name="T4">// First Parameter is the name of the event and the second is the data</text:span></text:p>
                              </text:list-item>
                              <text:list-item>
                                <text:p><text:span text:style-name="T4">this.$emit(‘usrClicked’, this.userName)</text:span><text:span text:style-name="T4"><text:tab/>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In order to listen modify the HTML Code</text:span></text:p>
                    <text:list>
                      <text:list-item>
                        <text:p><text:span text:style-name="T4">V-on:usrClicked=”userWasClicked()”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estriction </text:span></text:p>
                <text:list>
                  <text:list-item>
                    <text:p><text:span text:style-name="T4">Dom is case insensitive , but JavaScript is case sensitive.</text:span></text:p>
                  </text:list-item>
                  <text:list-item>
                    <text:p><text:span text:style-name="T4">In the template the “this” does exist so we could not listen to it</text:span><text:span text:style-name="T4"><text:tab/></text:span><text:span text:style-name="T4">// I am not sure if it is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Two Way Binding To Input Fields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In the HTML you can use the v-model to setup 2 way binding.</text:span></text:p>
                <text:list>
                  <text:list-item>
                    <text:p><text:span text:style-name="T4">Example : v-model=”message”</text:span><text:span text:style-name="T4"><text:tab/></text:span><text:span text:style-name="T4"><text:tab/></text:span><text:span text:style-name="T4"><text:tab/></text:span><text:span text:style-name="T4">An attribute in a tag</text:span></text:p>
                  </text:list-item>
                  <text:list-item>
                    <text:p><text:span text:style-name="T4">Example message in the Vue Object, in the data section will change to message: ‘Hello There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7" draw:layer="layout" svg:width="25.199cm" svg:height="3.571cm" svg:x="1.4cm" svg:y="0.157cm" presentation:class="title" presentation:user-transformed="true">
          <draw:text-box>
            <text:p><text:span text:style-name="T5">Creating Vue.js Project with Vue Cli</text:span><text:span text:style-name="T5"><text:line-break/></text:span><text:span text:style-name="T5">Why do we need Nodejs and npm</text:span><text:span text:style-name="T5"><text:line-break/></text:span><text:span text:style-name="T5">Using Vue Cli to Create Projects</text:span>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Vue.js sets you up with template workflows</text:span></text:p>
              </text:list-item>
              <text:list-item>
                <text:p><text:span text:style-name="T4">Why do we need nodejs and npm</text:span></text:p>
                <text:list>
                  <text:list-item>
                    <text:p><text:span text:style-name="T4">Used a as a development server by the Vue Cli</text:span></text:p>
                  </text:list-item>
                  <text:list-item>
                    <text:p><text:span text:style-name="T4">Host our application and use the http protocol</text:span></text:p>
                  </text:list-item>
                  <text:list-item>
                    <text:p><text:span text:style-name="T4">Npm install the software needed</text:span></text:p>
                  </text:list-item>
                </text:list>
              </text:list-item>
              <text:list-item>
                <text:p><text:span text:style-name="T4">Using Vue Cli to create projects</text:span></text:p>
                <text:list>
                  <text:list-item>
                    <text:p><text:span text:style-name="T4">npm install </text:span><text:span text:style-name="T9">vue-cli</text:span></text:p>
                  </text:list-item>
                  <text:list-item>
                    <text:p><text:span text:style-name="T9">Setting up the Vue Project</text:span></text:p>
                    <text:list>
                      <text:list-item>
                        <text:p><text:span text:style-name="T9">Vue init webpack-simple vue-framkework-intro</text:span></text:p>
                        <text:list>
                          <text:list-item>
                            <text:p><text:span text:style-name="T9">Parameters : template ( ex. Webpack-simple)</text:span></text:p>
                          </text:list-item>
                          <text:list-item>
                            <text:p><text:span text:style-name="T9">Parameters: projectName ( ex. Vue-framework-intro )</text:span></text:p>
                          </text:list-item>
                        </text:list>
                      </text:list-item>
                      <text:list-item>
                        <text:p><text:span text:style-name="T9">Get ask the following questions</text:span></text:p>
                        <text:list>
                          <text:list-item>
                            <text:p><text:span text:style-name="T9">Name, description, author, use sass, </text:span></text:p>
                          </text:list-item>
                        </text:list>
                      </text:list-item>
                      <text:list-item>
                        <text:p><text:span text:style-name="T9">Cd &lt;project folder ( vue-framekwork-intro) ; npm install ; npm run dev</text:span></text:p>
                      </text:list-item>
                    </text:list>
                  </text:list-item>
                </text:list>
              </text:list-item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nderstanding the Project Folder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src folder → hold the actual application</text:span></text:p>
              </text:list-item>
              <text:list-item>
                <text:p><text:span text:style-name="T4">App.vue</text:span></text:p>
              </text:list-item>
              <text:list-item>
                <text:p><text:span text:style-name="T4">Main.js is the starting point</text:span></text:p>
                <text:list>
                  <text:list-item>
                    <text:p><text:span text:style-name="T4">Import Vue and App.vue</text:span></text:p>
                  </text:list-item>
                  <text:list-item>
                    <text:p><text:span text:style-name="T4">In the Vue instance there is a render:</text:span></text:p>
                    <text:list>
                      <text:list-item>
                        <text:p><text:span text:style-name="T4">Renders what is in the the App Vue file to the DOM</text:span></text:p>
                      </text:list-item>
                    </text:list>
                  </text:list-item>
                </text:list>
              </text:list-item>
              <text:list-item>
                <text:p><text:span text:style-name="T4">Index.html → A normal HTML Skeleton with a div containing the id app and script tag with src </text:span><text:span text:style-name="T10">dist</text:span><text:span text:style-name="T4">build.js</text:span></text:p>
                <text:list>
                  <text:list-item>
                    <text:p><text:span text:style-name="T4">app controlled by the vue instance → el: app</text:span></text:p>
                  </text:list-item>
                  <text:list-item>
                    <text:p><text:span text:style-name="T4">Web pack (babel ) will create one single build.js file to create a signle file in memroy</text:span></text:p>
                    <text:list>
                      <text:list-item>
                        <text:p><text:span text:style-name="T4">Using npm build would create the dist folder to run the app on a real folder</text:span></text:p>
                      </text:list-item>
                    </text:list>
                  </text:list-item>
                  <text:list-item>
                    <text:p><text:span text:style-name="T4">With babel we would be able to use ES6 and it would be transpiled to es5 <text:s/>code</text:span></text:p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2.629cm" svg:x="1.4cm" svg:y="0.627cm" presentation:class="title" presentation:user-transformed="true">
          <draw:text-box>
            <text:p><text:span text:style-name="T5">How the Application gets rendered</text:span><text:span text:style-name="T5"><text:line-break/></text:span><text:span text:style-name="T5">Creating Global Components with .vue files </text:span>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The restrictions for the template item does not apply anymore since this gets parsed to JavaScript</text:span></text:p>
              </text:list-item>
              <text:list-item>
                <text:p><text:span text:style-name="T4">Inside the <text:s/>the new Vue({ }) we have the render: h =&gt; h(app) replace the div with app with our app.vue file</text:span></text:p>
                <text:list>
                  <text:list-item>
                    <text:p><text:span text:style-name="T4">The template that replace all the code in the div is a special kind of component</text:span></text:p>
                  </text:list-item>
                </text:list>
              </text:list-item>
              <text:list-item>
                <text:p><text:span text:style-name="T4">Create Components in a sub-folder</text:span></text:p>
                <text:list>
                  <text:list-item>
                    <text:p><text:span text:style-name="T4">The exported object is just a Vue Component,s you may use all instance properties like data, props, methods\</text:span></text:p>
                  </text:list-item>
                  <text:list-item>
                    <text:p><text:span text:style-name="T4">Create a vue file </text:span></text:p>
                  </text:list-item>
                  <text:list-item>
                    <text:p><text:span text:style-name="T4">Template section</text:span></text:p>
                    <text:list>
                      <text:list-item>
                        <text:p><text:span text:style-name="T4">Must have one and only one root element</text:span></text:p>
                      </text:list-item>
                    </text:list>
                  </text:list-item>
                  <text:list-item>
                    <text:p><text:span text:style-name="T4">Scripting Section</text:span></text:p>
                    <text:list>
                      <text:list-item>
                        <text:p><text:span text:style-name="T4">Export default {</text:span><text:span text:style-name="T4"><text:tab/></text:span><text:span text:style-name="T4"><text:tab/></text:span><text:span text:style-name="T4"><text:tab/></text:span><text:span text:style-name="T4">// We export so other files can import it.</text:span></text:p>
                        <text:list>
                          <text:list-item>
                            <text:p><text:span text:style-name="T4">Username: ‘Max’ }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Style</text:span></text:p>
                    <text:list>
                      <text:list-item>
                        <text:p><text:span text:style-name="T4">Add styles for the componen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Add a component to another view</text:span></text:p>
                <text:list>
                  <text:list-item>
                    <text:p><text:span text:style-name="T4">Register the component : Vue.component(‘app-user’, User)</text:span></text:p>
                    <text:list>
                      <text:list-item>
                        <text:p><text:span text:style-name="T4">Import User from ‘./components/User.vue’;</text:span></text:p>
                      </text:list-item>
                      <text:list-item>
                        <text:p><text:span text:style-name="T4">Use the &lt;app-user&gt; tag for the compon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913cm" svg:x="1.4cm" svg:y="0.486cm" presentation:class="title" presentation:user-transformed="true">
          <draw:text-box>
            <text:p>Creating Local Components<text:line-break/>Scoping Styles to Components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Create another Vue file</text:span></text:p>
                <text:list>
                  <text:list-item>
                    <text:p><text:span text:style-name="T4">Must have only a template</text:span></text:p>
                  </text:list-item>
                </text:list>
              </text:list-item>
              <text:list-item>
                <text:p><text:span text:style-name="T4">Only want to use it in a specific component</text:span></text:p>
                <text:list>
                  <text:list-item>
                    <text:p><text:span text:style-name="T4">Here we can setup key/value pairs</text:span></text:p>
                    <text:list>
                      <text:list-item>
                        <text:p><text:span text:style-name="T4">Key is the selector in the template</text:span></text:p>
                      </text:list-item>
                      <text:list-item>
                        <text:p><text:span text:style-name="T4">Value serves as the component</text:span></text:p>
                      </text:list-item>
                    </text:list>
                  </text:list-item>
                  <text:list-item>
                    <text:p><text:span text:style-name="T4">Need to add the import for the vue file</text:span></text:p>
                    <text:list>
                      <text:list-item>
                        <text:p><text:span text:style-name="T4">Import Info from ‘./Info.vue’</text:span></text:p>
                      </text:list-item>
                    </text:list>
                  </text:list-item>
                  <text:list-item>
                    <text:p><text:span text:style-name="T4">In the parent vue add the components:{</text:span></text:p>
                    <text:list>
                      <text:list-item>
                        <text:p><text:span text:style-name="T4">‘</text:span><text:span text:style-name="T4">app-info’: </text:span><text:span text:style-name="T4"><text:tab/></text:span><text:span text:style-name="T4"> Info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}</text:span></text:p>
                  </text:list-item>
                </text:list>
              </text:list-item>
              <text:list-item>
                <text:p><text:span text:style-name="T4">Scoping Styles to Components</text:span></text:p>
                <text:list>
                  <text:list-item>
                    <text:p><text:span text:style-name="T4">By default all styles are scoped to global</text:span></text:p>
                  </text:list-item>
                  <text:list-item>
                    <text:p><text:span text:style-name="T4">Add &lt;style scoped&gt; to for the component so the component and the childre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React.js an introduction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Need a transpiler like Babel to make it work in all browsers</text:span></text:p>
              </text:list-item>
              <text:list-item>
                <text:p><text:span text:style-name="T4">Facebook.github.io/react</text:span></text:p>
              </text:list-item>
              <text:list-item>
                <text:p><text:span text:style-name="T4">Reach has two packages</text:span></text:p>
                <text:list>
                  <text:list-item>
                    <text:p><text:span text:style-name="T4">React.js → core features</text:span></text:p>
                  </text:list-item>
                  <text:list-item>
                    <text:p><text:span text:style-name="T4">React-dom.js → interaction with the DOM</text:span></text:p>
                  </text:list-item>
                </text:list>
              </text:list-item>
              <text:list-item>
                <text:p><text:span text:style-name="T4">Example</text:span></text:p>
                <text:list>
                  <text:list-item>
                    <text:p><text:span text:style-name="T4">&lt;div id=”app”&gt;&lt;/div&gt;</text:span></text:p>
                  </text:list-item>
                  <text:list-item>
                    <text:p><text:span text:style-name="T4">ReactDOM.render(&lt;p&gt;Max&lt;/p&gt;, document.querySelecto(“#app”)</text:span></text:p>
                    <text:list>
                      <text:list-item>
                        <text:p><text:span text:style-name="T4">1</text:span><text:span text:style-name="T8">st</text:span><text:span text:style-name="T4"> arg : what do we want to render</text:span></text:p>
                      </text:list-item>
                      <text:list-item>
                        <text:p><text:span text:style-name="T4">2</text:span><text:span text:style-name="T8">nd</text:span><text:span text:style-name="T4"> arg : where do we want to render i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ossible Comparison Dimensions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Learning curve</text:span></text:p>
                <text:list>
                  <text:list-item>
                    <text:p><text:span text:style-name="T4">How easy is it to dive deeper</text:span></text:p>
                  </text:list-item>
                  <text:list-item>
                    <text:p><text:span text:style-name="T4">Downscaling / MPA</text:span></text:p>
                    <text:list>
                      <text:list-item>
                        <text:p><text:span text:style-name="T4">How easy is it to drop into an application</text:span></text:p>
                      </text:list-item>
                    </text:list>
                  </text:list-item>
                  <text:list-item>
                    <text:p><text:span text:style-name="T4">Upscaling / SPA</text:span></text:p>
                    <text:list>
                      <text:list-item>
                        <text:p><text:span text:style-name="T4">How easy is it to drop in big application and manage the front end</text:span></text:p>
                      </text:list-item>
                    </text:list>
                  </text:list-item>
                  <text:list-item>
                    <text:p><text:span text:style-name="T4">Performance</text:span></text:p>
                    <text:list>
                      <text:list-item>
                        <text:p><text:span text:style-name="T4">How long does it take to load</text:span></text:p>
                      </text:list-item>
                      <text:list-item>
                        <text:p><text:span text:style-name="T4">How is the overhead after <text:s/>the application is loaded</text:span></text:p>
                      </text:list-item>
                    </text:list>
                  </text:list-item>
                  <text:list-item>
                    <text:p><text:span text:style-name="T4">Dev to production</text:span></text:p>
                  </text:list-item>
                  <text:list-item>
                    <text:p><text:span text:style-name="T4">Popularity / jo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The Learning Curve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ngular → C Sharp Developer and steep learning curve until you master the workflow</text:span></text:p>
                <text:list>
                  <text:list-item>
                    <text:p><text:span text:style-name="T4">Use the cli to set up the project</text:span></text:p>
                  </text:list-item>
                  <text:list-item>
                    <text:p><text:span text:style-name="T4">Typescript and workflow</text:span></text:p>
                    <text:list>
                      <text:list-item>
                        <text:p><text:span text:style-name="T4">All these modules and merges the files</text:span></text:p>
                      </text:list-item>
                    </text:list>
                  </text:list-item>
                  <text:list-item>
                    <text:p><text:span text:style-name="T4">Diving deeper we have to under how modules, syntax and components work and work together</text:span></text:p>
                  </text:list-item>
                  <text:list-item>
                    <text:p><text:span text:style-name="T4">Diving deeper Angular has more concepts : Dependency injection, service, managing state</text:span></text:p>
                  </text:list-item>
                  <text:list-item>
                    <text:p><text:span text:style-name="T4">Tons of optimizations need</text:span></text:p>
                  </text:list-item>
                </text:list>
              </text:list-item>
              <text:list-item>
                <text:p><text:span text:style-name="T4">React JS – All JavaScript and quite a steep learning curve since you have to learn es6 and have a workflow</text:span></text:p>
                <text:list>
                  <text:list-item>
                    <text:p><text:span text:style-name="T4">Strange jsx language</text:span></text:p>
                  </text:list-item>
                  <text:list-item>
                    <text:p><text:span text:style-name="T4">Diving deeper everything is JavaScript it can be tough to understand all you use is JS</text:span></text:p>
                  </text:list-item>
                  <text:list-item>
                    <text:p><text:span text:style-name="T4">State management – redux, </text:span></text:p>
                  </text:list-item>
                </text:list>
              </text:list-item>
              <text:list-item>
                <text:p><text:span text:style-name="T4">Vue – HTML? Jquery world and easy to get start with there are some chanllenges</text:span></text:p>
                <text:list>
                  <text:list-item>
                    <text:p><text:span text:style-name="T4">Use vanilla JavaScript</text:span></text:p>
                  </text:list-item>
                  <text:list-item>
                    <text:p><text:span text:style-name="T4">Start by controlling part of the DOM and using the Vue Syntax</text:span></text:p>
                  </text:list-item>
                  <text:list-item>
                    <text:p><text:span text:style-name="T4">Diving deepar we might use ES6 and using VUE files ( that have more features) </text:span></text:p>
                  </text:list-item>
                  <text:list-item>
                    <text:p><text:span text:style-name="T4">Vuex integrate well into for state management</text:span></text:p>
                  </text:list-item>
                  <text:list-item>
                    <text:p><text:span text:style-name="T4">Optimiz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own Scaling and Full Stack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ngular</text:span></text:p>
                <text:list>
                  <text:list-item>
                    <text:p><text:span text:style-name="T4">Can you drop in a JS Import and get started</text:span></text:p>
                    <text:list>
                      <text:list-item>
                        <text:p><text:span text:style-name="T4">No – we need the workflow and typescript</text:span></text:p>
                      </text:list-item>
                      <text:list-item>
                        <text:p><text:span text:style-name="T4">Not made for multipage or smaller page app</text:span></text:p>
                      </text:list-item>
                    </text:list>
                  </text:list-item>
                  <text:list-item>
                    <text:p><text:span text:style-name="T4">Is the Framework suited for multi-page application</text:span></text:p>
                    <text:list>
                      <text:list-item>
                        <text:p><text:span text:style-name="T4">No – its not suited to that</text:span></text:p>
                      </text:list-item>
                    </text:list>
                  </text:list-item>
                  <text:list-item>
                    <text:p><text:span text:style-name="T4">Is a more complex build software required/recommended ( for simple apps)</text:span></text:p>
                    <text:list>
                      <text:list-item>
                        <text:p><text:span text:style-name="T4">Yes, but not made for smaller apps</text:span></text:p>
                      </text:list-item>
                    </text:list>
                  </text:list-item>
                  <text:list-item>
                    <text:p><text:span text:style-name="T4">Does the framework come with a lot of overhead</text:span></text:p>
                    <text:list>
                      <text:list-item>
                        <text:p><text:span text:style-name="T4">Yes, but overkill a piece of an applica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Down Scaling and Full Stack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React </text:span></text:p>
                <text:list>
                  <text:list-item>
                    <text:p><text:span text:style-name="T4">Can you drop in a JS Import and get started</text:span></text:p>
                    <text:list>
                      <text:list-item>
                        <text:p><text:span text:style-name="T4">Can just import a CDN File with ES5</text:span></text:p>
                      </text:list-item>
                    </text:list>
                  </text:list-item>
                  <text:list-item>
                    <text:p><text:span text:style-name="T4">Is the Framework suited for multi-page application</text:span></text:p>
                    <text:list>
                      <text:list-item>
                        <text:p><text:span text:style-name="T4">an definitely use it , but with a bigger app you might need a workflow</text:span></text:p>
                      </text:list-item>
                    </text:list>
                  </text:list-item>
                  <text:list-item>
                    <text:p><text:span text:style-name="T4">Is a more complex build software required/recommended ( for simple apps)</text:span></text:p>
                    <text:list>
                      <text:list-item>
                        <text:p><text:span text:style-name="T4">Make sure you have the right portion of code so you do not have a big pag</text:span></text:p>
                      </text:list-item>
                      <text:list-item>
                        <text:p><text:span text:style-name="T4">Is a more complex build software required/recommended ( for simple apps)</text:span></text:p>
                      </text:list-item>
                    </text:list>
                  </text:list-item>
                  <text:list-item>
                    <text:p><text:span text:style-name="T4">Does the framework come with a lot of overhead</text:span></text:p>
                    <text:list>
                      <text:list-item>
                        <text:p><text:span text:style-name="T4">Yes, but works best for ES6 which is not supported for all browsers , but you will need a workflow</text:span></text:p>
                      </text:list-item>
                    </text:list>
                  </text:list-item>
                </text:list>
              </text:list-item>
              <text:list-item>
                <text:p><text:span text:style-name="T4">Vue</text:span></text:p>
                <text:list>
                  <text:list-item>
                    <text:p><text:span text:style-name="T4">Can you drop in a JS Import and get started</text:span></text:p>
                    <text:list>
                      <text:list-item>
                        <text:p><text:span text:style-name="T4">We can import the page framework <text:s/>from a CD</text:span></text:p>
                      </text:list-item>
                    </text:list>
                  </text:list-item>
                  <text:list-item>
                    <text:p><text:span text:style-name="T4">Is the Framework suited for multi-page application</text:span></text:p>
                    <text:list>
                      <text:list-item>
                        <text:p><text:span text:style-name="T4">Vue control the part of the Dom that you want to control</text:span></text:p>
                      </text:list-item>
                    </text:list>
                  </text:list-item>
                  <text:list-item>
                    <text:p><text:span text:style-name="T4">Is a more complex build software required/recommended ( for simple apps)</text:span></text:p>
                    <text:list>
                      <text:list-item>
                        <text:p><text:span text:style-name="T4">Might be beneficial , but not required</text:span></text:p>
                      </text:list-item>
                    </text:list>
                  </text:list-item>
                  <text:list-item>
                    <text:p><text:span text:style-name="T4">Does the framework come with a lot of overhead</text:span></text:p>
                    <text:list>
                      <text:list-item>
                        <text:p><text:span text:style-name="T4">Is lean, can only bring what you need</text:span></text:p>
                      </text:list-item>
                    </text:list>
                  </text:list-item>
                </text:list>
              </text:list-item>
              <text:list-item>
                <text:p><text:span text:style-name="T4">React and Vue are more suited for MPA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pscaling and SPA</text:p>
          </draw:text-box>
        </draw:frame>
        <draw:frame presentation:style-name="pr5" draw:text-style-name="P6" draw:layer="layout" svg:width="25.27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Control the whole application with JavaScript</text:span></text:p>
              </text:list-item>
              <text:list-item>
                <text:p><text:span text:style-name="T4">Angular</text:span></text:p>
                <text:list>
                  <text:list-item>
                    <text:p><text:span text:style-name="T4">Can you write and maintain complex/a lot of code</text:span></text:p>
                    <text:list>
                      <text:list-item>
                        <text:p><text:span text:style-name="T4">A lot of best practices for naming and constructing the packages</text:span></text:p>
                      </text:list-item>
                      <text:list-item>
                        <text:p><text:span text:style-name="T4">Cli sets up a great workflow</text:span></text:p>
                      </text:list-item>
                    </text:list>
                  </text:list-item>
                  <text:list-item>
                    <text:p><text:span text:style-name="T4">Do you need to rely on a lot of third-party packages</text:span></text:p>
                    <text:list>
                      <text:list-item>
                        <text:p><text:span text:style-name="T4">Come with a great set of standard packages ( forms for validation, routing, angular material package for styling and prebuilt components )</text:span></text:p>
                      </text:list-item>
                    </text:list>
                  </text:list-item>
                  <text:list-item>
                    <text:p><text:span text:style-name="T4">Optimization Capabilities</text:span></text:p>
                    <text:list>
                      <text:list-item>
                        <text:p><text:span text:style-name="T4">Not super easy to manage Angular</text:span></text:p>
                      </text:list-item>
                      <text:list-item>
                        <text:p><text:span text:style-name="T4">Can squeeze out the last piece of performance</text:span></text:p>
                      </text:list-item>
                    </text:list>
                  </text:list-item>
                  <text:list-item>
                    <text:p><text:span text:style-name="T4">Ease of Managing State</text:span></text:p>
                    <text:list>
                      <text:list-item>
                        <text:p><text:span text:style-name="T4">Angular core provides services, but in really big the services might be limitied.</text:span></text:p>
                      </text:list-item>
                      <text:list-item>
                        <text:p><text:span text:style-name="T4">NgRx is a thrid party package which allows you to mange the application state via Observables. </text:span></text:p>
                        <text:list>
                          <text:list-item>
                            <text:p><text:span text:style-name="T4">Integrates nicely into Angular, but requires learn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Upscaling / SPA</text:p>
          </draw:text-box>
        </draw:frame>
        <draw:frame presentation:style-name="pr5" draw:layer="layout" svg:width="25.199cm" svg:height="11.555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React</text:span></text:p>
                <text:list>
                  <text:list-item>
                    <text:p><text:span text:style-name="T4">Can you write and maintain complex/a lot of code</text:span></text:p>
                    <text:list>
                      <text:list-item>
                        <text:p><text:span text:style-name="T4">Some best practices, but its up to you to learn about them. <text:s text:c="2"/>Not that that bad though</text:span></text:p>
                      </text:list-item>
                      <text:list-item>
                        <text:p><text:span text:style-name="T4">An official package to create a workflow</text:span></text:p>
                      </text:list-item>
                    </text:list>
                  </text:list-item>
                  <text:list-item>
                    <text:p><text:span text:style-name="T4">Do you need to rely on a lot of third-party packages</text:span></text:p>
                    <text:list>
                      <text:list-item>
                        <text:p><text:span text:style-name="T4">Very lean management , no standard libraries</text:span></text:p>
                      </text:list-item>
                      <text:list-item>
                        <text:p><text:span text:style-name="T4">Does not have state management, routing, not official packages</text:span></text:p>
                      </text:list-item>
                    </text:list>
                  </text:list-item>
                  <text:list-item>
                    <text:p><text:span text:style-name="T4">Optimization Capabilities</text:span></text:p>
                    <text:list>
                      <text:list-item>
                        <text:p><text:span text:style-name="T4">Same as Vue JS</text:span></text:p>
                      </text:list-item>
                    </text:list>
                  </text:list-item>
                  <text:list-item>
                    <text:p><text:span text:style-name="T4">Ease of Managing State</text:span></text:p>
                    <text:list>
                      <text:list-item>
                        <text:p><text:span text:style-name="T4">We don’t have official packages</text:span></text:p>
                      </text:list-item>
                      <text:list-item>
                        <text:p><text:span text:style-name="T4">Redux and Flux are third party packages which make managing application state easy </text:span></text:p>
                        <text:list>
                          <text:list-item>
                            <text:p><text:span text:style-name="T4">Hard to choose the right one.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Angular is build to create very big applications, Vue and React can do it very we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Upscaling / SPA</text:p>
          </draw:text-box>
        </draw:frame>
        <draw:frame presentation:style-name="pr5" draw:layer="layout" svg:width="25.199cm" svg:height="11.301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Vue</text:span></text:p>
                <text:list>
                  <text:list-item>
                    <text:p><text:span text:style-name="T4">Can you write and maintain complex/a lot of code</text:span></text:p>
                    <text:list>
                      <text:list-item>
                        <text:p><text:span text:style-name="T4">No clear best practices. <text:s/></text:span></text:p>
                      </text:list-item>
                    </text:list>
                  </text:list-item>
                  <text:list-item>
                    <text:p><text:span text:style-name="T4">The official documentation show how to store your components, but gets difficult in bigger app </text:span></text:p>
                    <text:list>
                      <text:list-item>
                        <text:p><text:span text:style-name="T4">Overall the code is bundled nicely by the vue cli. <text:s/>May have to do some research , but doable.</text:span></text:p>
                      </text:list-item>
                    </text:list>
                  </text:list-item>
                  <text:list-item>
                    <text:p><text:span text:style-name="T4">Do you need to rely on a lot of third-party packages</text:span></text:p>
                    <text:list>
                      <text:list-item>
                        <text:p><text:span text:style-name="T4">We have the route package, vuex ( state management). <text:s/>Form Validation is not an official package</text:span></text:p>
                      </text:list-item>
                    </text:list>
                  </text:list-item>
                  <text:list-item>
                    <text:p><text:span text:style-name="T4">Optimization Capabilities</text:span></text:p>
                    <text:list>
                      <text:list-item>
                        <text:p><text:span text:style-name="T4">Descent Optimization out of the box</text:span></text:p>
                      </text:list-item>
                      <text:list-item>
                        <text:p><text:span text:style-name="T4">More possibilities manually by hand using Angular</text:span></text:p>
                      </text:list-item>
                    </text:list>
                  </text:list-item>
                  <text:list-item>
                    <text:p><text:span text:style-name="T4">Ease of Managing State</text:span></text:p>
                    <text:list>
                      <text:list-item>
                        <text:p><text:span text:style-name="T4">We have VueX an official package that allows us to manage the st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erformance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How big is the bundle we have to download</text:span></text:p>
              </text:list-item>
              <text:list-item>
                <text:p><text:span text:style-name="T4">After the code how is the run-time performance</text:span></text:p>
              </text:list-item>
              <text:list-item>
                <text:p><text:span text:style-name="T4">Benchmarking : Use krausest/js-framework-benchmark</text:span></text:p>
              </text:list-item>
              <text:list-item>
                <text:p><text:span text:style-name="T4">Angular is really great with very big applications with a lot of code</text:span></text:p>
              </text:list-item>
              <text:list-item>
                <text:p><text:span text:style-name="T4">Vue : Did not notice any slowdown in bigger apps.</text:span></text:p>
              </text:list-item>
              <text:list-item>
                <text:p><text:span text:style-name="T4">Angular </text:span></text:p>
                <text:list>
                  <text:list-item>
                    <text:p><text:span text:style-name="T4">Bundle Size</text:span></text:p>
                    <text:list>
                      <text:list-item>
                        <text:p><text:span text:style-name="T4">Ng build –prod –aot → Build for production and optimize it as much as possible</text:span></text:p>
                      </text:list-item>
                      <text:list-item>
                        <text:p><text:span text:style-name="T4">Dist folder will hold the bundle</text:span></text:p>
                      </text:list-item>
                      <text:list-item>
                        <text:p><text:span text:style-name="T4">The vendor is 410KB / 130 KB zipped and with polyfill/inline it raises the uncompressed to 487 for Angular</text:span></text:p>
                      </text:list-item>
                    </text:list>
                  </text:list-item>
                  <text:list-item>
                    <text:p><text:span text:style-name="T4">Performance</text:span></text:p>
                    <text:list>
                      <text:list-item>
                        <text:p><text:span text:style-name="T4">Decent performance, but long startup time</text:span></text:p>
                        <text:list>
                          <text:list-item>
                            <text:p><text:span text:style-name="T4">View Engine start the app a little slow due the the size of the bundle ( uncompressing and getting ready to run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Performance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<text:span text:style-name="T4">Vue</text:span></text:p>
                <text:list>
                  <text:list-item>
                    <text:p><text:span text:style-name="T4">Bundle Size</text:span></text:p>
                    <text:list>
                      <text:list-item>
                        <text:p><text:span text:style-name="T4">Use Vue Cli to get a workflow out of the box which give use the build script that we can use with npm run build to build/minimize everything</text:span></text:p>
                      </text:list-item>
                      <text:list-item>
                        <text:p><text:span text:style-name="T4">It only has 105 KB Vue JS and our own code.</text:span></text:p>
                      </text:list-item>
                    </text:list>
                  </text:list-item>
                  <text:list-item>
                    <text:p><text:span text:style-name="T4">Performance</text:span></text:p>
                    <text:list>
                      <text:list-item>
                        <text:p><text:span text:style-name="T4">Very fast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React</text:span></text:p>
                <text:list>
                  <text:list-item>
                    <text:p><text:span text:style-name="T4">Bundle Size</text:span></text:p>
                    <text:list>
                      <text:list-item>
                        <text:p><text:span text:style-name="T4">In this folder we have a javaScript which is 203 Kilobytes </text:span></text:p>
                      </text:list-item>
                    </text:list>
                  </text:list-item>
                  <text:list-item>
                    <text:p><text:span text:style-name="T4">Performance</text:span></text:p>
                    <text:list>
                      <text:list-item>
                        <text:p><text:span text:style-name="T4">Bit faster than angula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ase of Deployment</text:p>
          </draw:text-box>
        </draw:frame>
        <draw:frame presentation:style-name="pr5" draw:text-style-name="P6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4">Angular</text:span></text:p>
                <text:list>
                  <text:list-item>
                    <text:p><text:span text:style-name="T4">Dev Code</text:span></text:p>
                    <text:list>
                      <text:list-item>
                        <text:p><text:span text:style-name="T4">No optimizations</text:span></text:p>
                      </text:list-item>
                      <text:list-item>
                        <text:p><text:span text:style-name="T4">Templates not compiled</text:span></text:p>
                      </text:list-item>
                      <text:list-item>
                        <text:p><text:span text:style-name="T4">Code need to be compiled which decreases run time</text:span></text:p>
                      </text:list-item>
                    </text:list>
                  </text:list-item>
                  <text:list-item>
                    <text:p><text:span text:style-name="T4">With Angular we ahead of time compilation → Everything is compiled to JavaScript </text:span></text:p>
                    <text:list>
                      <text:list-item>
                        <text:p><text:span text:style-name="T4">With CLI is very simple to do it on your own.</text:span></text:p>
                      </text:list-item>
                    </text:list>
                  </text:list-item>
                </text:list>
              </text:list-item>
              <text:list-item>
                <text:p><text:span text:style-name="T4">Vue JS</text:span></text:p>
                <text:list>
                  <text:list-item>
                    <text:p><text:span text:style-name="T4">Runtime Only</text:span></text:p>
                    <text:list>
                      <text:list-item>
                        <text:p><text:span text:style-name="T4">With the webpack templates to get a choice ono whether to include or exclude the ocmpiler</text:span></text:p>
                        <text:list>
                          <text:list-item>
                            <text:p><text:span text:style-name="T4">Can’t use a view instance to control the HTML Code, but use the VUE files which are compiled to javaScript Only</text:span></text:p>
                          </text:list-item>
                          <text:list-item>
                            <text:p><text:span text:style-name="T4">Only optimized code is shipped ( JavaScript)</text:span></text:p>
                          </text:list-item>
                          <text:list-item>
                            <text:p><text:span text:style-name="T4">Template not compiled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With Compiler</text:span></text:p>
                    <text:list>
                      <text:list-item>
                        <text:p><text:span text:style-name="T4">Write Code where we can control the Real Dom without Vue Code</text:span></text:p>
                      </text:list-item>
                      <text:list-item>
                        <text:p><text:span text:style-name="T4">Bigger Bundle size and slower runtime perofrmance</text:span></text:p>
                      </text:list-item>
                      <text:list-item>
                        <text:p><text:span text:style-name="T4">Setup a workflow </text:span></text:p>
                      </text:list-item>
                      <text:list-item>
                        <text:p><text:span text:style-name="T4">Template not compil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ase of Deployment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4">React – No problem at all everything is JavaScript.</text:span></text:p>
                <text:list>
                  <text:list-item>
                    <text:p><text:span text:style-name="T4">No Optimization is needed</text:span></text:p>
                  </text:list-item>
                </text:list>
              </text:list-item>
              <text:list-item>
                <text:p><text:span text:style-name="T4">Optimizations across all libraries</text:span></text:p>
                <text:list>
                  <text:list-item>
                    <text:p><text:span text:style-name="T4">Lazy Loading &amp; preloading </text:span></text:p>
                  </text:list-item>
                  <text:list-item>
                    <text:p><text:span text:style-name="T4">Treeshaki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trip out unnecessary code </text:span></text:p>
                  </text:list-item>
                  <text:list-item>
                    <text:p><text:span text:style-name="T4">Manually improve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opularity and Job Perspectives</text:p>
          </draw:text-box>
        </draw:frame>
        <draw:frame presentation:style-name="pr5" draw:text-style-name="P6" draw:layer="layout" svg:width="25.27cm" svg:height="12.065cm" svg:x="1.4cm" svg:y="3.685cm" presentation:class="outline" presentation:user-transformed="true">
          <draw:text-box>
            <text:list text:style-name="L2">
              <text:list-item>
                <text:p><text:span text:style-name="T4">React has an active community </text:span></text:p>
              </text:list-item>
              <text:list-item>
                <text:p><text:span text:style-name="T4">Angular has it team and separate community</text:span></text:p>
              </text:list-item>
              <text:list-item>
                <text:p><text:span text:style-name="T4">Whose Developing them</text:span></text:p>
                <text:list>
                  <text:list-item>
                    <text:p><text:span text:style-name="T4">Angular</text:span><text:span text:style-name="T4"><text:tab/></text:span><text:span text:style-name="T4"><text:tab/></text:span><text:span text:style-name="T4"><text:tab/></text:span><text:span text:style-name="T4">Google</text:span></text:p>
                  </text:list-item>
                  <text:list-item>
                    <text:p><text:span text:style-name="T4">Vue</text:span><text:span text:style-name="T4"><text:tab/></text:span><text:span text:style-name="T4"><text:tab/></text:span><text:span text:style-name="T4"><text:tab/></text:span><text:span text:style-name="T4">Small Team no big company</text:span></text:p>
                  </text:list-item>
                  <text:list-item>
                    <text:p><text:span text:style-name="T4">React</text:span><text:span text:style-name="T4"><text:tab/></text:span><text:span text:style-name="T4"><text:tab/></text:span><text:span text:style-name="T4"><text:tab/></text:span><text:span text:style-name="T4">Facebook</text:span></text:p>
                  </text:list-item>
                </text:list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hat About JQuery</text:p>
          </draw:text-box>
        </draw:frame>
        <draw:frame presentation:style-name="pr5" draw:text-style-name="P6" draw:layer="layout" svg:width="25.27cm" svg:height="11.301cm" svg:x="1.4cm" svg:y="3.685cm" presentation:class="outline" presentation:user-transformed="true">
          <draw:text-box>
            <text:list text:style-name="L2">
              <text:list-item>
                <text:p><text:span text:style-name="T4">Jquery</text:span></text:p>
                <text:list>
                  <text:list-item>
                    <text:p><text:span text:style-name="T4">Manual State Management and manually select elements, add them and remove them more complicated</text:span></text:p>
                  </text:list-item>
                  <text:list-item>
                    <text:p><text:span text:style-name="T4">If your needs are small then JQuery might a great o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22:00:01.156810882</meta:creation-date>
    <dc:date>2019-02-07T23:55:04.513532551</dc:date>
    <meta:editing-duration>P13DT10H24M1S</meta:editing-duration>
    <meta:editing-cycles>41</meta:editing-cycles>
    <meta:generator>LibreOffice/6.0.3.2$Linux_X86_64 LibreOffice_project/00m0$Build-2</meta:generator>
    <meta:document-statistic meta:object-count="169"/>
  </office:meta>
</office:document-meta>
</file>